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c802"/>
    </style:style>
    <style:style style:name="P2" style:family="paragraph" style:parent-style-name="Standard">
      <style:text-properties officeooo:paragraph-rsid="000fb4bf"/>
    </style:style>
    <style:style style:name="T1" style:family="text">
      <style:text-properties officeooo:rsid="000ec802"/>
    </style:style>
    <style:style style:name="T2" style:family="text">
      <style:text-properties officeooo:rsid="000fb4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SCP per prendere i file dall'Uni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>scp -rpC nomeutente@222.222.222.222:/percorso/cartella-sorgente/ /cartella-di-destinazione/</text:span></text:p>
      <text:p text:style-name="Standard"><text:span text:style-name="Source_20_Text"/></text:p>
      <text:p text:style-name="Standard"><text:span text:style-name="Source_20_Text">scp -rpC </text:span><text:span text:style-name="Source_20_Text"><text:span text:style-name="T1">edoardo.accetta@tolab.fisica.unimi.it:/home/studenti/edoardo.accetta/lab</text:span></text:span><text:span text:style-name="Source_20_Text"> </text:span><text:span text:style-name="Source_20_Text"><text:span text:style-name="T1">.</text:span></text:span></text:p>
      <text:p text:style-name="Standard"><text:span text:style-name="Source_20_Text"><text:span text:style-name="T1"/></text:span></text:p>
      <text:p text:style-name="P2"><text:span text:style-name="Source_20_Text"><text:span text:style-name="T2">Da ora in poi, ogni volta:</text:span></text:span></text:p>
      <text:p text:style-name="P2"><text:span text:style-name="Source_20_Text"><text:span text:style-name="T2"/></text:span></text:p>
      <text:p text:style-name="P2"><text:span text:style-name="Source_20_Text"><text:span text:style-name="T2">scp -rpC </text:span></text:span><text:a xlink:type="simple" xlink:href="mailto:edoardo.accetta@tolab.fisica.unimi.it"><text:span text:style-name="Source_20_Text"><text:span text:style-name="T2">edoardo.accetta@tolab.fisica.unimi.it</text:span></text:span></text:a><text:span text:style-name="Source_20_Text"><text:span text:style-name="T2">:/home/studenti/edoardo.accetta/lab/lez## /home/dido/lab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3:32:24</meta:creation-date>
    <dc:date>2016-03-09T13:37:37</dc:date>
    <meta:editing-duration>PT1M7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5" meta:word-count="24" meta:character-count="334" meta:non-whitespace-character-count="315"/>
  </office:meta>
</office:document-meta>
</file>